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Fuentedepárrafopredeter." style:family="text">
      <style:text-properties fo:background-color="#FF0000"/>
    </style:style>
    <style:style style:name="T4" style:parent-style-name="Fuentedepárrafopredeter." style:family="text">
      <style:text-properties fo:background-color="#FF0000"/>
    </style:style>
    <style:style style:name="T5" style:parent-style-name="Fuentedepárrafopredeter." style:family="text">
      <style:text-properties fo:background-color="#FF0000"/>
    </style:style>
    <style:style style:name="T6" style:parent-style-name="Fuentedepárrafopredeter." style:family="text">
      <style:text-properties fo:background-color="#FFFF00"/>
    </style:style>
    <style:style style:name="T7" style:parent-style-name="Fuentedepárrafopredeter." style:family="text">
      <style:text-properties fo:background-color="#FFFF00"/>
    </style:style>
    <style:style style:name="T8" style:parent-style-name="Fuentedepárrafopredeter." style:family="text">
      <style:text-properties fo:background-color="#FFFF00"/>
    </style:style>
    <style:style style:name="T9" style:parent-style-name="Fuentedepárrafopredeter." style:family="text">
      <style:text-properties fo:background-color="#FFFF00"/>
    </style:style>
    <style:style style:name="T10" style:parent-style-name="Fuentedepárrafopredeter." style:family="text">
      <style:text-properties fo:background-color="#008080"/>
    </style:style>
    <style:style style:name="P11" style:parent-style-name="Normal" style:family="paragraph">
      <style:text-properties fo:background-color="#008080"/>
    </style:style>
    <style:style style:name="T12" style:parent-style-name="Fuentedepárrafopredeter." style:family="text">
      <style:text-properties fo:background-color="#008080"/>
    </style:style>
    <style:style style:name="T13" style:parent-style-name="Fuentedepárrafopredeter." style:family="text">
      <style:text-properties fo:background-color="#008080"/>
    </style:style>
    <style:style style:name="T14" style:parent-style-name="Fuentedepárrafopredeter." style:family="text">
      <style:text-properties fo:background-color="#008080"/>
    </style:style>
    <style:style style:name="T15" style:parent-style-name="Fuentedepárrafopredeter." style:family="text">
      <style:text-properties fo:background-color="#00FF00"/>
    </style:style>
    <style:style style:name="T16" style:parent-style-name="Fuentedepárrafopredeter." style:family="text">
      <style:text-properties fo:background-color="#00FF00"/>
    </style:style>
    <style:style style:name="T17" style:parent-style-name="Fuentedepárrafopredeter." style:family="text">
      <style:text-properties fo:background-color="#00FF00"/>
    </style:style>
    <style:style style:name="T18" style:parent-style-name="Fuentedepárrafopredeter." style:family="text">
      <style:text-properties fo:background-color="#00FF00"/>
    </style:style>
    <style:style style:name="T19" style:parent-style-name="Fuentedepárrafopredeter." style:family="text">
      <style:text-properties fo:background-color="#00FF00"/>
    </style:style>
    <style:style style:name="T20" style:parent-style-name="Fuentedepárrafopredeter." style:family="text">
      <style:text-properties fo:background-color="#00FF00"/>
    </style:style>
    <style:style style:name="T21" style:parent-style-name="Fuentedepárrafopredeter." style:family="text">
      <style:text-properties fo:background-color="#00FF00"/>
    </style:style>
    <style:style style:name="T22" style:parent-style-name="Fuentedepárrafopredeter." style:family="text">
      <style:text-properties fo:background-color="#00FFFF"/>
    </style:style>
    <style:style style:name="T23" style:parent-style-name="Fuentedepárrafopredeter." style:family="text">
      <style:text-properties fo:background-color="#00FFFF"/>
    </style:style>
    <style:style style:name="T24" style:parent-style-name="Fuentedepárrafopredeter." style:family="text">
      <style:text-properties fo:background-color="#00FFFF"/>
    </style:style>
    <style:style style:name="T25" style:parent-style-name="Fuentedepárrafopredeter." style:family="text">
      <style:text-properties fo:background-color="#00FFFF"/>
    </style:style>
    <style:style style:name="T26" style:parent-style-name="Fuentedepárrafopredeter." style:family="text">
      <style:text-properties fo:background-color="#00FFFF"/>
    </style:style>
    <style:style style:name="T27" style:parent-style-name="Fuentedepárrafopredeter." style:family="text">
      <style:text-properties fo:background-color="#00FFFF"/>
    </style:style>
    <style:style style:name="T28" style:parent-style-name="Fuentedepárrafopredeter." style:family="text">
      <style:text-properties fo:background-color="#008080"/>
    </style:style>
    <style:style style:name="T29" style:parent-style-name="Fuentedepárrafopredeter." style:family="text">
      <style:text-properties fo:background-color="#008080"/>
    </style:style>
    <style:style style:name="T30" style:parent-style-name="Fuentedepárrafopredeter." style:family="text">
      <style:text-properties fo:background-color="#008080"/>
    </style:style>
    <style:style style:name="T31" style:parent-style-name="Fuentedepárrafopredeter." style:family="text">
      <style:text-properties fo:background-color="#008080"/>
    </style:style>
    <style:style style:name="T32" style:parent-style-name="Fuentedepárrafopredeter." style:family="text">
      <style:text-properties fo:background-color="#008080"/>
    </style:style>
    <style:style style:name="T33" style:parent-style-name="Fuentedepárrafopredeter." style:family="text">
      <style:text-properties fo:background-color="#008080"/>
    </style:style>
    <style:style style:name="T34" style:parent-style-name="Fuentedepárrafopredeter." style:family="text">
      <style:text-properties fo:background-color="#008080"/>
    </style:style>
    <style:style style:name="T35" style:parent-style-name="Fuentedepárrafopredeter." style:family="text">
      <style:text-properties fo:background-color="#FF00FF"/>
    </style:style>
    <style:style style:name="T36" style:parent-style-name="Fuentedepárrafopredeter." style:family="text">
      <style:text-properties fo:background-color="#FF00FF"/>
    </style:style>
    <style:style style:name="T37" style:parent-style-name="Fuentedepárrafopredeter." style:family="text">
      <style:text-properties fo:background-color="#FF00FF"/>
    </style:style>
    <style:style style:name="T38" style:parent-style-name="Fuentedepárrafopredeter." style:family="text">
      <style:text-properties fo:background-color="#FF00FF"/>
    </style:style>
    <style:style style:name="T39" style:parent-style-name="Fuentedepárrafopredeter." style:family="text">
      <style:text-properties fo:background-color="#FF00FF"/>
    </style:style>
    <style:style style:name="T40" style:parent-style-name="Fuentedepárrafopredeter." style:family="text">
      <style:text-properties fo:background-color="#FF00FF"/>
    </style:style>
    <style:style style:name="T41" style:parent-style-name="Fuentedepárrafopredeter." style:family="text">
      <style:text-properties fo:background-color="#FF00FF"/>
    </style:style>
    <style:style style:name="T42" style:parent-style-name="Fuentedepárrafopredeter." style:family="text">
      <style:text-properties fo:background-color="#FF00FF"/>
    </style:style>
    <style:style style:name="T43" style:parent-style-name="Fuentedepárrafopredeter." style:family="text">
      <style:text-properties fo:background-color="#FF00FF"/>
    </style:style>
    <style:style style:name="T44" style:parent-style-name="Fuentedepárrafopredeter." style:family="text">
      <style:text-properties fo:background-color="#FF00FF"/>
    </style:style>
    <style:style style:name="T45" style:parent-style-name="Fuentedepárrafopredeter." style:family="text">
      <style:text-properties fo:background-color="#808000"/>
    </style:style>
    <style:style style:name="T46" style:parent-style-name="Fuentedepárrafopredeter." style:family="text">
      <style:text-properties fo:background-color="#808000"/>
    </style:style>
  </office:automatic-styles>
  <office:body>
    <office:text text:use-soft-page-breaks="true">
      <text:p text:style-name="P1">Crear un DER que represente el funcionamiento de un centro escolar de formación</text:p>
      <text:p text:style-name="P2">profesional, teniendo en cuenta que:</text:p>
      <text:p text:style-name="Normal">● Sólo interesa llevar el control de ocupación de las aulas en el horario escolar.</text:p>
      <text:p text:style-name="Normal">● El<text:s/><text:span text:style-name="T3">horario</text:span><text:s/>es de 6<text:s/><text:span text:style-name="T4">horas diarias</text:span><text:s/>y en la base de datos simplemente se anota si es la<text:s/>primera,</text:p>
      <text:p text:style-name="Normal">Segunda..., y el<text:s/><text:span text:style-name="T5">día<text:s/></text:span>de la semana del que hablamos (por ejemplo, miércoles a tercera hora).</text:p>
      <text:p text:style-name="Normal">● Las<text:s/><text:span text:style-name="T6">asignaturas</text:span><text:s/>tienen un<text:s/><text:span text:style-name="T7">nombre</text:span>, un<text:s/><text:span text:style-name="T8">código interno del centro</text:span><text:s/>y un<text:s/><text:span text:style-name="T9">código europeo</text:span>.<text:s/><text:span text:style-name="T10">La</text:span></text:p>
      <text:p text:style-name="P11">misma asignatura se puede impartir en dos ciclos distintos y en ese caso tendría el mismo</text:p>
      <text:p text:style-name="Normal"><text:span text:style-name="T12">código europeo y nombre, pero el código interno sería distinto.</text:span><text:s/><text:span text:style-name="T13">Hace falta saber en qué curso</text:span></text:p>
      <text:p text:style-name="Normal"><text:span text:style-name="T14">del ciclo se imparte la asignatura</text:span>.</text:p>
      <text:p text:style-name="Normal">● Los<text:s/><text:span text:style-name="T15">ciclos</text:span><text:s/>tienen un<text:s/><text:span text:style-name="T16">nombre</text:span>, pueden ser de<text:s/><text:span text:style-name="T17">grado superior</text:span>, de<text:s/><text:span text:style-name="T18">grado medio</text:span><text:s/>o de<text:s/><text:span text:style-name="T19">iniciación</text:span></text:p>
      <text:p text:style-name="Normal"><text:span text:style-name="T20">profesional</text:span>; además tienen otro<text:s/><text:span text:style-name="T21">código interno en el centro</text:span>.</text:p>
      <text:p text:style-name="Normal">●<text:s/>Las asignaturas en cada momento ocupan un<text:s/><text:span text:style-name="T22">aula</text:span>, de la que tenemos que almacenar un</text:p>
      <text:p text:style-name="Normal"><text:span text:style-name="T23">código de aula</text:span>,<text:s/><text:span text:style-name="T24">un nombre</text:span><text:s/>(que no se repite),<text:s/><text:span text:style-name="T25">un número de aula</text:span><text:s/>(que tampoco se repite) y<text:s/><text:span text:style-name="T26">los</text:span></text:p>
      <text:p text:style-name="Normal"><text:span text:style-name="T27">metros que tiene</text:span>.<text:s/><text:span text:style-name="T28">A una hora concreta de la semana, el aula puede estar vacía o bien</text:span></text:p>
      <text:p text:style-name="Normal"><text:span text:style-name="T29">ocuparse, pero sólo se puede ocupar por una asignatura</text:span>.</text:p>
      <text:p text:style-name="Normal">● Necesitamos saber y anotar en la base de datos si<text:s/><text:span text:style-name="T30">una asignatura requiere que antes se</text:span></text:p>
      <text:p text:style-name="Normal"><text:span text:style-name="T31">hayan aprobado otras, para poder matricularse en ella.</text:span><text:s/>Por ejemplo, Ampliación de</text:p>
      <text:p text:style-name="Normal">Matemáticas de 2o a lo mejor requiere aprobar Matemáticas de 1o.<text:s/><text:span text:style-name="T32">Puede requerirse terminar</text:span></text:p>
      <text:p text:style-name="Normal"><text:span text:style-name="T33">más de una asignatura previamente para poder matricularse de una concreta</text:span>.</text:p>
      <text:p text:style-name="Normal">● Se entiende que la<text:s/><text:span text:style-name="T34">asignatura sólo la puede impartir un profesor en todo el año</text:span>, siempre será</text:p>
      <text:p text:style-name="Normal">uno en todo momento el titular</text:p>
      <text:p text:style-name="Normal">● De los<text:s/><text:span text:style-name="T35">profesores</text:span><text:s/>se almacena su<text:s/><text:span text:style-name="T36">nombre</text:span>,<text:s/><text:span text:style-name="T37">dirección</text:span>,<text:s/><text:span text:style-name="T38">teléfono</text:span>,<text:s/><text:span text:style-name="T39">email</text:span>,<text:s/><text:span text:style-name="T40">DNI,</text:span><text:s/><text:span text:style-name="T41">no de Seguridad</text:span></text:p>
      <text:p text:style-name="Normal"><text:span text:style-name="T42">Social</text:span><text:s/>y<text:s/><text:span text:style-name="T43">un código interno</text:span><text:s/>de profesor así como los<text:s/><text:span text:style-name="T44">años que tiene de antigüedad</text:span><text:s/>impartiendo</text:p>
      <text:p text:style-name="Normal">cada asignatura.<text:s/>Puede ser cada profesora o profesor,<text:s/><text:span text:style-name="T45">tutora</text:span><text:s/>de un curso y también se anota</text:p>
      <text:p text:style-name="Normal">la<text:s/><text:span text:style-name="T46">antigüedad</text:span><text:s/>que tiene en esa tare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uben Valero</meta:initial-creator>
    <dc:creator>Ruben Valero</dc:creator>
    <meta:creation-date>2023-10-14T09:24:00Z</meta:creation-date>
    <dc:date>2023-10-14T10:28:00Z</dc:date>
    <meta:template xlink:href="Normal.dotm" xlink:type="simple"/>
    <meta:editing-cycles>1</meta:editing-cycles>
    <meta:editing-duration>PT3840S</meta:editing-duration>
    <meta:document-statistic meta:page-count="1" meta:paragraph-count="3" meta:word-count="304" meta:character-count="1976" meta:row-count="13" meta:non-whitespace-character-count="1675"/>
  </office:meta>
</office:document-meta>
</file>